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d222f" officeooo:paragraph-rsid="000d222f" style:font-weight-asian="normal" style:font-weight-complex="normal"/>
    </style:style>
    <style:style style:name="P2" style:family="paragraph" style:parent-style-name="Standard">
      <style:text-properties fo:font-weight="normal" officeooo:rsid="000ec9fc" officeooo:paragraph-rsid="000ec9fc" style:font-weight-asian="normal" style:font-weight-complex="normal"/>
    </style:style>
    <style:style style:name="P3" style:family="paragraph" style:parent-style-name="Standard">
      <style:text-properties fo:font-weight="normal" officeooo:rsid="000f6aa3" officeooo:paragraph-rsid="000f6aa3" style:font-weight-asian="normal" style:font-weight-complex="normal"/>
    </style:style>
    <style:style style:name="P4" style:family="paragraph" style:parent-style-name="Standard">
      <style:text-properties fo:font-weight="normal" officeooo:rsid="000fed53" officeooo:paragraph-rsid="000fed53" style:font-weight-asian="normal" style:font-weight-complex="normal"/>
    </style:style>
    <style:style style:name="P5" style:family="paragraph" style:parent-style-name="Standard">
      <style:text-properties fo:font-weight="bold" officeooo:rsid="000ec9fc" officeooo:paragraph-rsid="000ec9fc" style:font-weight-asian="bold" style:font-weight-complex="bold"/>
    </style:style>
    <style:style style:name="P6" style:family="paragraph" style:parent-style-name="Standard">
      <style:text-properties fo:color="#2a6099" loext:opacity="100%" fo:font-weight="bold" officeooo:rsid="000ec9fc" officeooo:paragraph-rsid="000ec9fc" style:font-weight-asian="bold" style:font-weight-complex="bold"/>
    </style:style>
    <style:style style:name="P7" style:family="paragraph" style:parent-style-name="Standard">
      <style:text-properties fo:font-weight="normal" officeooo:rsid="0010c829" officeooo:paragraph-rsid="0015434b" style:font-weight-asian="normal" style:font-weight-complex="normal"/>
    </style:style>
    <style:style style:name="P8" style:family="paragraph" style:parent-style-name="Standard">
      <style:text-properties fo:font-weight="normal" officeooo:rsid="000ec9fc" officeooo:paragraph-rsid="000ec9fc" style:font-weight-asian="normal" style:font-weight-complex="normal"/>
    </style:style>
    <style:style style:name="P9" style:family="paragraph" style:parent-style-name="Standard">
      <style:text-properties fo:font-weight="normal" officeooo:rsid="000fed53" officeooo:paragraph-rsid="000fed53" style:font-weight-asian="normal" style:font-weight-complex="normal"/>
    </style:style>
    <style:style style:name="P10" style:family="paragraph" style:parent-style-name="Standard">
      <style:text-properties fo:font-weight="normal" officeooo:rsid="0011324d" officeooo:paragraph-rsid="0011324d" style:font-weight-asian="normal" style:font-weight-complex="normal"/>
    </style:style>
    <style:style style:name="P11" style:family="paragraph" style:parent-style-name="Standard">
      <style:text-properties fo:font-weight="normal" officeooo:rsid="0013f039" officeooo:paragraph-rsid="0013f039" style:font-weight-asian="normal" style:font-weight-complex="normal"/>
    </style:style>
    <style:style style:name="P12" style:family="paragraph" style:parent-style-name="Standard">
      <style:text-properties fo:font-weight="normal" officeooo:rsid="0015434b" officeooo:paragraph-rsid="0015434b" style:font-weight-asian="normal" style:font-weight-complex="normal"/>
    </style:style>
    <style:style style:name="P13" style:family="paragraph" style:parent-style-name="Standard">
      <style:text-properties fo:font-weight="normal" officeooo:rsid="001599ee" officeooo:paragraph-rsid="0015434b" style:font-weight-asian="normal" style:font-weight-complex="normal"/>
    </style:style>
    <style:style style:name="P14" style:family="paragraph" style:parent-style-name="Standard">
      <style:text-properties fo:font-weight="normal" officeooo:rsid="001599ee" officeooo:paragraph-rsid="001599ee" style:font-weight-asian="normal" style:font-weight-complex="normal"/>
    </style:style>
    <style:style style:name="P15" style:family="paragraph" style:parent-style-name="Standard">
      <style:text-properties fo:font-weight="bold" officeooo:rsid="000f6aa3" officeooo:paragraph-rsid="000f6aa3" style:font-weight-asian="bold" style:font-weight-complex="bold"/>
    </style:style>
    <style:style style:name="P16" style:family="paragraph" style:parent-style-name="Standard">
      <style:text-properties fo:font-weight="bold" officeooo:rsid="0010c829" officeooo:paragraph-rsid="0010c829" style:font-weight-asian="bold" style:font-weight-complex="bold"/>
    </style:style>
    <style:style style:name="P17" style:family="paragraph" style:parent-style-name="Standard">
      <style:text-properties fo:font-weight="bold" officeooo:rsid="00127bf1" officeooo:paragraph-rsid="00127bf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222f" style:font-weight-asian="bold" style:font-weight-complex="bold"/>
    </style:style>
    <style:style style:name="T3" style:family="text">
      <style:text-properties officeooo:rsid="000ec9fc"/>
    </style:style>
    <style:style style:name="T4" style:family="text">
      <style:text-properties officeooo:rsid="000fed53"/>
    </style:style>
    <style:style style:name="T5" style:family="text">
      <style:text-properties officeooo:rsid="0011324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3f039"/>
    </style:style>
    <style:style style:name="T8" style:family="text">
      <style:text-properties officeooo:rsid="0015434b"/>
    </style:style>
    <style:style style:name="T9" style:family="text">
      <style:text-properties officeooo:rsid="0015f4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 <text:span text:style-name="T2">P</text:span><text:span text:style-name="T1">ROCESO PARA DESARROLLAR UN WS SOAP EN JAVA <text:s/></text:span></text:p>
      <text:p text:style-name="Standard"><text:span text:style-name="T1"/></text:p>
      <text:p text:style-name="P1">A la web service se pueden conectar distintos dispositivos en distintos lenguajes de programación y distintas plataforma y poder compartir información.</text:p>
      <text:p text:style-name="P1"/>
      <text:p text:style-name="P1">Hay que desarrollar un cliente que permita consultar y escribir datos de una web service.</text:p>
      <text:p text:style-name="P2">En <text:span text:style-name="T1">proyectos grandes que requieran seguridad se recomienda el uso de SOAP.</text:span></text:p>
      <text:p text:style-name="P2"/>
      <text:p text:style-name="P2"/>
      <text:p text:style-name="P1">Utilizan protocolos y formatos como HTTP, XML, SOAP, <text:span text:style-name="T3">WSDL.</text:span></text:p>
      <text:p text:style-name="P1"/>
      <text:p text:style-name="P2">SOAP: Es el protocolo de intercambio de información que usa XML.</text:p>
      <text:p text:style-name="P2">WSDL: Contiene la operaciones disponibles y definiciones de los tipos de datos para las entradas de las operaciones y el retorno.</text:p>
      <text:p text:style-name="P2">JAX-WS: Permite la contrucción de servicios web en JAVA.</text:p>
      <text:p text:style-name="P2"/>
      <text:p text:style-name="P6">CREACION DE LOS WEB SERVICE:</text:p>
      <text:p text:style-name="P2"/>
      <text:p text:style-name="P2">1. Definir una interfaz que contenga los servicios</text:p>
      <text:p text:style-name="P2"/>
      <text:p text:style-name="P2">2. Definir una clase que implementa los servicios</text:p>
      <text:p text:style-name="P2"/>
      <text:p text:style-name="P2">3. La clase debe implementar un constructor vacío y anotada con @WebService.</text:p>
      <text:p text:style-name="P2"/>
      <text:p text:style-name="P2">4. Los métodos deben ser públicos, no deben ser declarados static o final y debe tener la anotacio @WebMethod.</text:p>
      <text:p text:style-name="P2"/>
      <text:p text:style-name="P2"/>
      <text:p text:style-name="P6">CONSUMO DE SERVICIOS SOAP:</text:p>
      <text:p text:style-name="P5"/>
      <text:p text:style-name="P2">1. Conocer al descriptor del servicio WSDL.</text:p>
      <text:p text:style-name="P2"/>
      <text:p text:style-name="P2">2. Crear un cliente a partir del WSDL.</text:p>
      <text:p text:style-name="P2"/>
      <text:p text:style-name="P2">3. Consumir el servicio desde cualquier componente JAVA (clases, servlet, etc) invocando los métodos definidos en la creación.</text:p>
      <text:p text:style-name="P2"/>
      <text:p text:style-name="P2">---------------</text:p>
      <text:p text:style-name="P2"/>
      <text:p text:style-name="P15">1. Se crea el proyecto tipo tipo web dinámico.</text:p>
      <text:p text:style-name="P3"/>
      <text:p text:style-name="P3">El proyecto se alojará en el módulo JAX-WS Service</text:p>
      <text:p text:style-name="P3"/>
      <text:p text:style-name="P15">2. Crear un paquete en Java Resources/src que <text:span text:style-name="T4">contendrá las clases que se usaran en la ws.</text:span></text:p>
      <text:p text:style-name="P3"/>
      <text:p text:style-name="P4"><text:tab/>2.1 <text:span text:style-name="T6">Crear in interfaz </text:span>que tendrá nuestro ws. New interface en el paquete.</text:p>
      <text:p text:style-name="P4"><text:tab/>2.2 Incluir la anotación @WebService <text:s/>y la librería javax.jws.WebService.</text:p>
      <text:p text:style-name="P4"><text:tab/>2.3 Definir las operaciones que va a tener el webservir:</text:p>
      <text:p text:style-name="P4"/>
      <text:p text:style-name="P4"><text:tab/><text:tab/>2.3.1 Método sumar que recibe dos parámetros.</text:p>
      <text:p text:style-name="P4"/>
      <text:p text:style-name="P4"><text:tab/></text:p>
      <text:p text:style-name="P16"><text:soft-page-break/>3 Crear la clase que va a implementar la interface:</text:p>
      <text:p text:style-name="P7"><text:span text:style-name="T5"><text:tab/></text:span></text:p>
      <text:p text:style-name="P7"><text:span text:style-name="T5"><text:tab/>3.1 Incluir anotación @WebService en la clase.</text:span></text:p>
      <text:p text:style-name="P10"><text:tab/>3.2. Creamos la implementación de cada método ( En este caso el método sumar), si <text:tab/>tuviesemos más métodos se implementarian.</text:p>
      <text:p text:style-name="P10"/>
      <text:p text:style-name="P17">4. Subir el servicio web al servidor</text:p>
      <text:p text:style-name="P17"/>
      <text:p text:style-name="P17">5. Testear el servicio web</text:p>
      <text:p text:style-name="P17"/>
      <text:p text:style-name="P17">6. <text:span text:style-name="T7">Crear cliente en Java con jax.jws</text:span></text:p>
      <text:p text:style-name="P17"/>
      <text:p text:style-name="P11">6.1 Creamos un proyecto <text:span text:style-name="T8">Java (ws-cliente) sin perpectiva</text:span></text:p>
      <text:p text:style-name="P11"/>
      <text:p text:style-name="P12">6.2 Crear los artefactos para conectarnos a nuestro WS</text:p>
      <text:p text:style-name="P12"/>
      <text:p text:style-name="P12">6.3 Crear una clase nueva que que utiliza los artefactos para invocar los métodos que hay en nuestro servicios.</text:p>
      <text:p text:style-name="P13"/>
      <text:p text:style-name="P14">6. <text:span text:style-name="T1">Crear el cliente ej Java con eclipse</text:span></text:p>
      <text:p text:style-name="P14"><text:span text:style-name="T1"/></text:p>
      <text:p text:style-name="P14">6.1 Crear proyecto Java (ws-cliente).</text:p>
      <text:p text:style-name="P14"/>
      <text:p text:style-name="P14">6.2 Se utiliza la herramienta Web Service cliente en eclipse para crear los componentes que consumen el servicio.</text:p>
      <text:p text:style-name="P14"/>
      <text:p text:style-name="P14">6.<text:span text:style-name="T9">3</text:span> Crear objeto que tiene acceso a las operaciones del Web Service</text:p>
      <text:p text:style-name="P14"><text:span text:style-name="T1"/></text:p>
      <text:p text:style-name="P14"><text:span text:style-name="T1"/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16:18:55.095000000</meta:creation-date>
    <dc:date>2024-07-07T18:53:56.022000000</dc:date>
    <meta:editing-duration>PT13M31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2" meta:paragraph-count="40" meta:word-count="405" meta:character-count="2466" meta:non-whitespace-character-count="2085"/>
  </office:meta>
</office:document-meta>
</file>